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5773" officeooo:paragraph-rsid="00145773"/>
    </style:style>
    <style:style style:name="P2" style:family="paragraph" style:parent-style-name="Standard" style:list-style-name="L1">
      <style:text-properties officeooo:rsid="0017ea59" officeooo:paragraph-rsid="0017ea59"/>
    </style:style>
    <style:style style:name="P3" style:family="paragraph" style:parent-style-name="Standard" style:list-style-name="L1">
      <style:text-properties officeooo:rsid="0019b67e" officeooo:paragraph-rsid="0019b67e"/>
    </style:style>
    <style:style style:name="P4" style:family="paragraph" style:parent-style-name="Standard" style:list-style-name="L1">
      <style:text-properties officeooo:rsid="00149025" officeooo:paragraph-rsid="00149025"/>
    </style:style>
    <style:style style:name="P5" style:family="paragraph" style:parent-style-name="Standard" style:list-style-name="L1">
      <style:text-properties officeooo:rsid="00158d67" officeooo:paragraph-rsid="00158d67"/>
    </style:style>
    <style:style style:name="P6" style:family="paragraph" style:parent-style-name="Standard">
      <style:text-properties officeooo:rsid="00158d67" officeooo:paragraph-rsid="00158d67"/>
    </style:style>
    <style:style style:name="T1" style:family="text">
      <style:text-properties officeooo:rsid="0018336c"/>
    </style:style>
    <style:style style:name="T2" style:family="text">
      <style:text-properties officeooo:rsid="0018fcd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6746673302012381191" text:style-name="L1">
        <text:list-item>
          <text:p text:style-name="P1">Introduction</text:p>
          <text:list>
            <text:list-item>
              <text:p text:style-name="P1">Présentation du DIRO</text:p>
            </text:list-item>
            <text:list-item>
              <text:p text:style-name="P2">contexte</text:p>
              <text:list>
                <text:list-item>
                  <text:p text:style-name="P2">œil</text:p>
                </text:list-item>
                <text:list-item>
                  <text:p text:style-name="P2">corn<text:span text:style-name="T1">ée</text:span></text:p>
                </text:list-item>
              </text:list>
            </text:list-item>
            <text:list-item>
              <text:p text:style-name="P1">problématique</text:p>
              <text:p text:style-name="P1"/>
            </text:list-item>
          </text:list>
        </text:list-item>
        <text:list-item>
          <text:p text:style-name="P3">Outils utilisé</text:p>
          <text:list>
            <text:list-item>
              <text:p text:style-name="P1">Donnée disponible</text:p>
            </text:list-item>
            <text:list-item>
              <text:p text:style-name="P1"><text:span text:style-name="T2">C++ et </text:span>CMAKE</text:p>
            </text:list-item>
            <text:list-item>
              <text:p text:style-name="P1">Visualisation 3D (VTK)</text:p>
            </text:list-item>
            <text:list-item>
              <text:p text:style-name="P1">Programmation mobile</text:p>
            </text:list-item>
          </text:list>
          <text:p text:style-name="P1"/>
        </text:list-item>
        <text:list-item>
          <text:p text:style-name="P3">Travaux réalisé</text:p>
          <text:list>
            <text:list-item>
              <text:p text:style-name="P4">Organisation de l'application</text:p>
            </text:list-item>
            <text:list-item>
              <text:p text:style-name="P4">Utilisation de VTK</text:p>
            </text:list-item>
            <text:list-item>
              <text:p text:style-name="P4">rendu</text:p>
              <text:p text:style-name="P4"/>
            </text:list-item>
          </text:list>
        </text:list-item>
        <text:list-item>
          <text:p text:style-name="P4">Discussion</text:p>
          <text:p text:style-name="P4"/>
        </text:list-item>
        <text:list-item>
          <text:p text:style-name="P5">Conclusion / Perspective</text:p>
        </text:list-item>
      </text:list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opole </meta:initial-creator>
    <meta:creation-date>2015-08-05T17:02:40.528381305</meta:creation-date>
    <dc:date>2015-08-07T01:25:06.788338750</dc:date>
    <dc:creator>exopole </dc:creator>
    <meta:editing-duration>PT38M5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50" meta:character-count="286" meta:non-whitespace-character-count="270"/>
  </office:meta>
</office:document-meta>
</file>